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5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2" table:default-cell-style-name="ce9"/>
        <table:table-row table:style-name="ro3">
          <table:table-cell table:style-name="ce1" office:value-type="string" table:number-columns-spanned="12" table:number-rows-spanned="1">
            <text:p>V.V. Titanium Pigments Pvt Ltd,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A-81, SIPCOT Industrial Complex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3" office:value-type="string" table:number-columns-spanned="12" table:number-rows-spanned="1">
            <text:p>THOOTHUKKUDI</text:p>
          </table:table-cell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5" office:value-type="string" table:number-columns-spanned="12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11" table:style-name="ce10"/>
          <table:table-cell table:number-columns-repeated="1012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11" office:value-type="string">
            <text:p>Cheque No</text:p>
          </table:table-cell>
          <table:table-cell table:style-name="ce11" office:value-type="string">
            <text:p>Cheque 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2"/>
        </table:table-row>
        <table:table-row table:style-name="ro5">
          <table:table-cell table:style-name="ce7" table:number-columns-repeated="8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2"/>
        </table:table-row>
        <table:table-row table:style-name="ro5">
          <table:table-cell table:style-name="ce8" office:value-type="string" table:number-columns-spanned="12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line['cheque_date']" xlink:type="simple">dat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payee']" xlink:type="simple">description</text:a></text:p>
          </table:table-cell>
          <table:table-cell table:style-name="ce7" office:value-type="string">
            <text:p><text:a xlink:href="python://line['ref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2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7"/>
          <table:table-cell table:number-columns-repeated="1012"/>
        </table:table-row>
        <table:table-row table:style-name="ro5">
          <table:table-cell table:style-name="ce7" table:number-columns-repeated="8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2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17T17:41:57</dc:date>
    <dc:creator>Dev127 </dc:creator>
    <meta:editing-duration>PT43M23S</meta:editing-duration>
    <meta:editing-cycles>40</meta:editing-cycles>
    <meta:document-statistic meta:table-count="3" meta:cell-count="35" meta:object-count="0"/>
  </office:meta>
</office:document-meta>
</file>